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000000358E7F1A80B307734A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2.458cm" draw:z-index="0"><draw:image xlink:href="Pictures/100000010000049000000358E7F1A80B307734A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2T10:54:29.874550336</meta:creation-date>
    <dc:date>2022-10-12T10:55:05.937324980</dc:date>
    <meta:editing-duration>PT3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6.2$Linux_X86_64 LibreOffice_project/30$Build-2</meta:generator>
  </office:meta>
</office:document-meta>
</file>